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6">
      <style:text-properties fo:font-size="12pt" style:font-size-asian="12pt" style:font-size-complex="12pt"/>
    </style:style>
    <style:style style:name="ce14" style:family="table-cell" style:parent-style-name="Default" style:data-style-name="N37">
      <style:text-properties fo:font-size="12pt" style:font-size-asian="12pt" style:font-size-complex="12pt"/>
    </style:style>
    <style:style style:name="ce15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6"/>
    <style:style style:name="ce17" style:family="table-cell" style:parent-style-name="Default" style:data-style-name="N38"/>
    <style:style style:name="ce18" style:family="table-cell" style:parent-style-name="Default" style:data-style-name="N38"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7" style:family="table-cell" style:parent-style-name="Default" style:data-style-name="N30"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fo:background-color="transparen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double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5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6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9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1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2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7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8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9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92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7" style:family="table-cell" style:parent-style-name="Excel_32_Built-in_32_Comma" style:data-style-name="N39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16.6158333333333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97416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127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0.396875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6.32354166666667cm"/>
    </style:style>
    <style:style style:name="co28" style:family="table-column">
      <style:table-column-properties fo:break-before="auto" style:column-width="0.370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3"/>
        <table:table-column table:style-name="co4" table:number-columns-repeated="1018" table:default-cell-style-name="ce2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KİRA HESAP ÖZETİ</text:p>
          </table:table-cell>
          <table:table-cell table:number-columns-repeated="2"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nyA-Boya</text:p>
          </table:table-cell>
          <table:table-cell office:value-type="string" table:style-name="ce2">
            <text:p>30-8-23 de anlaşma</text:p>
          </table:table-cell>
          <table:table-cell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1">
          <table:table-cell table:style-name="ce2"/>
          <table:table-cell office:value-type="string" table:style-name="ce2">
            <text:p>samed turgut</text:p>
          </table:table-cell>
          <table:table-cell office:value-type="string" table:style-name="ce2">
            <text:p>30-09-2023 den itibaren süre başlatıldı</text:p>
          </table:table-cell>
          <table:table-cell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tutar</text:p>
          </table:table-cell>
          <table:table-cell office:value-type="string" table:style-name="ce6">
            <text:p>ödeme</text:p>
          </table:table-cell>
          <table:table-cell office:value-type="string" table:style-name="ce7">
            <text:p>bakiye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8-30T00:00:00" table:style-name="ce8">
            <text:p>30.08.2023</text:p>
          </table:table-cell>
          <table:table-cell office:value-type="string" table:style-name="ce9">
            <text:p>30-09-2023-29-09-24 kira bedeli</text:p>
          </table:table-cell>
          <table:table-cell office:value-type="float" office:value="84000" table:style-name="ce10">
            <text:p>84000</text:p>
          </table:table-cell>
          <table:table-cell office:value-type="float" office:value="10000" table:formula="of:=SUM([.D8:.D12])" table:style-name="ce10">
            <text:p>10000</text:p>
          </table:table-cell>
          <table:table-cell office:value-type="float" office:value="74000" table:formula="of:=[.E13]" table:style-name="ce11">
            <text:p>74.000,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3"/>
          <table:table-cell table:style-name="ce1"/>
          <table:table-cell table:style-name="ce2"/>
          <table:table-cell table:style-name="ce1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9-27T00:00:00" table:style-name="ce14">
            <text:p>27.Eyl</text:p>
          </table:table-cell>
          <table:table-cell office:value-type="string" table:style-name="ce2">
            <text:p>banka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74000" table:formula="of:=[.C7]+[.C9]-[.D9]" table:style-name="ce3">
            <text:p>74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9-27T00:00:00" table:style-name="ce14">
            <text:p>27.Eyl</text:p>
          </table:table-cell>
          <table:table-cell office:value-type="string" table:style-name="ce2">
            <text:p>kalan bakiyenin hepsi birden senetle ödenecek</text:p>
          </table:table-cell>
          <table:table-cell table:number-columns-repeated="2" table:style-name="ce2"/>
          <table:table-cell office:value-type="float" office:value="74000" table:formula="of:=[.E9]+[.C10]-[.D10]" table:style-name="ce3">
            <text:p>74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4" table:style-name="ce2"/>
          <table:table-cell office:value-type="float" office:value="74000" table:formula="of:=[.E10]+[.C11]-[.D11]" table:style-name="ce3">
            <text:p>74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4" table:style-name="ce2"/>
          <table:table-cell office:value-type="float" office:value="74000" table:formula="of:=[.E11]+[.C12]-[.D12]" table:style-name="ce3">
            <text:p>74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2" table:style-name="ce2"/>
          <table:table-cell office:value-type="string" table:style-name="ce19">
            <text:p>TOPLAMLAR</text:p>
          </table:table-cell>
          <table:table-cell office:value-type="float" office:value="10000" table:formula="of:=SUM([.D9:.D12])" table:style-name="ce12">
            <text:p>10000</text:p>
          </table:table-cell>
          <table:table-cell office:value-type="float" office:value="74000" table:formula="of:=[.E12]" table:style-name="ce15">
            <text:p>74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8-30T00:00:00" table:style-name="ce16">
            <text:p>30.08.2023</text:p>
          </table:table-cell>
          <table:table-cell office:value-type="string" table:style-name="ce2">
            <text:p>kira başlangıcı</text:p>
          </table:table-cell>
          <table:table-cell table:style-name="ce2"/>
          <table:table-cell table:style-name="ce1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4-09-29T00:00:00" table:style-name="ce13">
            <text:p>29.09.2024</text:p>
          </table:table-cell>
          <table:table-cell office:value-type="string" table:style-name="ce2">
            <text:p>kira bitiş</text:p>
          </table:table-cell>
          <table:table-cell table:number-columns-repeated="2"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396" table:formula="of:=[.A15]-[.A14]" table:style-name="ce2">
            <text:p>396</text:p>
          </table:table-cell>
          <table:table-cell office:value-type="string" table:style-name="ce2">
            <text:p>oturulacak gün sayısı</text:p>
          </table:table-cell>
          <table:table-cell table:number-columns-repeated="3"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currency" office:value="212.12121212121212" table:formula="of:=[.C7]/[.A16]" table:style-name="ce17">
            <text:p>₺212,12</text:p>
          </table:table-cell>
          <table:table-cell office:value-type="string" table:style-name="ce2">
            <text:p>TL günlük kira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float" office:value="230.13698630136986" table:formula="of:=[.C7]/365" table:style-name="ce3">
            <text:p>230,14</text:p>
          </table:table-cell>
          <table:table-cell office:value-type="string" table:style-name="ce2">
            <text:p>TL günlük kira 365 gün hesabı ile</text:p>
          </table:table-cell>
          <table:table-cell table:number-columns-repeated="2" table:style-name="ce3"/>
          <table:table-cell table:style-name="ce1"/>
          <table:table-cell table:number-columns-repeated="16379"/>
        </table:table-row>
        <table:table-row table:style-name="ro3">
          <table:table-cell office:value-type="date" office:date-value="2024-09-29T00:00:00" table:style-name="ce13">
            <text:p>29.09.2024</text:p>
          </table:table-cell>
          <table:table-cell office:value-type="string" table:style-name="ce2">
            <text:p>boşaltma tarihi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float" office:value="396" table:formula="of:=[.A19]-[.A14]" table:style-name="ce2">
            <text:p>396</text:p>
          </table:table-cell>
          <table:table-cell office:value-type="string" table:style-name="ce2">
            <text:p>oturulan gün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currency" office:value="91134.246575342462" table:formula="of:=[.A20]*[.A18]" table:style-name="ce18">
            <text:p>₺91.134,25</text:p>
          </table:table-cell>
          <table:table-cell office:value-type="string" table:style-name="ce2">
            <text:p>toplam kira bedeli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3">
          <table:table-cell office:value-type="currency" office:value="-81134.246575342462" table:formula="of:=[.D7]-[.A21]" table:style-name="ce18">
            <text:p>-₺81.134,25</text:p>
          </table:table-cell>
          <table:table-cell office:value-type="string" table:style-name="ce2">
            <text:p>iade tutarı</text:p>
          </table:table-cell>
          <table:table-cell table:number-columns-repeated="3" table:style-name="ce3"/>
          <table:table-cell table:number-columns-repeated="16379"/>
        </table:table-row>
        <table:table-row table:number-rows-repeated="3" table:style-name="ro3">
          <table:table-cell table:number-columns-repeated="2" table:style-name="ce2"/>
          <table:table-cell table:number-columns-repeated="3" table:style-name="ce3"/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2" table:style-name="ce2"/>
          <table:table-cell table:number-columns-repeated="2" table:style-name="ce19"/>
          <table:table-cell table:style-name="ce3"/>
          <table:table-cell table:number-columns-repeated="16379"/>
        </table:table-row>
        <table:table-row table:number-rows-repeated="1048548" table:style-name="ro2">
          <table:table-cell table:number-columns-repeated="16384"/>
        </table:table-row>
      </table:table>
      <table:table table:name="Senet_Borçlu_Alacaklı_Giriş" table:style-name="ta2">
        <table:table-column table:style-name="co7" table:default-cell-style-name="ce22"/>
        <table:table-column table:style-name="co8" table:default-cell-style-name="ce23"/>
        <table:table-column table:style-name="co9" table:default-cell-style-name="ce24"/>
        <table:table-column table:style-name="co10" table:number-columns-repeated="1021" table:default-cell-style-name="ce22"/>
        <table:table-column table:style-name="co6" table:number-columns-repeated="15360" table:default-cell-style-name="ce1"/>
        <table:table-row table:style-name="ro3">
          <table:table-cell table:number-columns-spanned="1" table:number-rows-spanned="2" table:style-name="ce28"/>
          <table:table-cell office:value-type="string" table:style-name="ce20">
            <text:p>Alacaklı Adı Soyadı / Unvanı</text:p>
          </table:table-cell>
          <table:table-cell table:style-name="ce21"/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İl</text:p>
          </table:table-cell>
          <table:table-cell office:value-type="string" table:style-name="ce21">
            <text:p>TOKA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5" table:style-name="ce29">
            <text:p>BORÇLU</text:p>
          </table:table-cell>
          <table:table-cell office:value-type="string" table:style-name="ce20">
            <text:p>Kişilik</text:p>
          </table:table-cell>
          <table:table-cell office:value-type="string" table:content-validation-name="val1" table:style-name="ce25">
            <text:p>Gerçek Kişi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Adı Soyadı / Unvanı</text:p>
          </table:table-cell>
          <table:table-cell table:style-name="ce25"/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Adresi</text:p>
          </table:table-cell>
          <table:table-cell table:style-name="ce25"/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Vergi Dairesi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Vergi No/TC Kimlik No</text:p>
          </table:table-cell>
          <table:table-cell table:style-name="ce25"/>
          <table:table-cell table:number-columns-repeated="16381"/>
        </table:table-row>
        <table:table-row table:style-name="ro3">
          <table:table-cell office:value-type="string" table:number-columns-spanned="1" table:number-rows-spanned="4" table:style-name="ce29">
            <text:p>KEFİL</text:p>
          </table:table-cell>
          <table:table-cell office:value-type="string" table:style-name="ce20">
            <text:p>Adı Soyadı / Unvanı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Adresi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Vergi Dairesi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0">
            <text:p>Vergi No/TC Kimlik No</text:p>
          </table:table-cell>
          <table:table-cell office:value-type="string" table:style-name="ce27">
            <text:p><text:s/>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Senet_Taksit_Giriş" table:style-name="ta1">
        <table:table-column table:style-name="co7" table:default-cell-style-name="ce2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2"/>
        <table:table-column table:style-name="co14" table:default-cell-style-name="ce33"/>
        <table:table-column table:style-name="co15" table:default-cell-style-name="ce34"/>
        <table:table-column table:style-name="co16" table:default-cell-style-name="ce34"/>
        <table:table-column table:style-name="co4" table:number-columns-repeated="1016" table:default-cell-style-name="ce2"/>
        <table:table-column table:style-name="co6" table:number-columns-repeated="15360" table:default-cell-style-name="ce1"/>
        <table:table-row table:style-name="ro3">
          <table:table-cell table:number-columns-spanned="1" table:number-rows-spanned="2" table:style-name="ce40"/>
          <table:table-cell table:style-name="ce30"/>
          <table:table-cell table:style-name="ce31"/>
          <table:table-cell table:style-name="ce32"/>
          <table:table-cell table:style-name="ce22"/>
          <table:table-cell table:style-name="ce33"/>
          <table:table-cell table:number-columns-repeated="2" table:style-name="ce34"/>
          <table:table-cell table:number-columns-repeated="16376"/>
        </table:table-row>
        <table:table-row table:style-name="ro3">
          <table:covered-table-cell/>
          <table:table-cell office:value-type="string" table:style-name="ce30">
            <text:p>Senet No</text:p>
          </table:table-cell>
          <table:table-cell office:value-type="string" table:style-name="ce30">
            <text:p>Düzenleme Tarihi</text:p>
          </table:table-cell>
          <table:table-cell office:value-type="string" table:style-name="ce30">
            <text:p>Vade Tarihi</text:p>
          </table:table-cell>
          <table:table-cell office:value-type="string" table:style-name="ce23">
            <text:p>Tutarı Rakamla</text:p>
          </table:table-cell>
          <table:table-cell office:value-type="string" table:style-name="ce35">
            <text:p>Tutarı Yazıyla</text:p>
          </table:table-cell>
          <table:table-cell office:value-type="string" table:style-name="ce30">
            <text:p>Borcun Nedeni</text:p>
          </table:table-cell>
          <table:table-cell office:value-type="string" table:style-name="ce30">
            <text:p>Senet <text:s/>Mühteviyatı</text:p>
          </table:table-cell>
          <table:table-cell table:number-columns-repeated="16376"/>
        </table:table-row>
        <table:table-row table:style-name="ro3">
          <table:table-cell office:value-type="float" office:value="3" table:number-columns-spanned="1" table:number-rows-spanned="7" table:style-name="ce41">
            <text:p>3</text:p>
          </table:table-cell>
          <table:table-cell office:value-type="float" office:value="1" table:style-name="ce31">
            <text:p>1</text:p>
          </table:table-cell>
          <table:table-cell office:value-type="string" table:style-name="ce36">
            <text:p>15-04-2021</text:p>
          </table:table-cell>
          <table:table-cell office:value-type="string" table:style-name="ce36">
            <text:p><text:s/></text:p>
          </table:table-cell>
          <table:table-cell office:value-type="float" office:value="10200" table:style-name="ce37">
            <text:p>10.200,00</text:p>
          </table:table-cell>
          <table:table-cell office:value-type="string" office:string-value="Onbinikiyüz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5">
            <text:p>Onbinikiyüz TL<text:s/></text:p>
          </table:table-cell>
          <table:table-cell office:value-type="string" table:content-validation-name="val2" table:style-name="ce31">
            <text:p>nakden</text:p>
          </table:table-cell>
          <table:table-cell office:value-type="string" table:style-name="ce31">
            <text:p>1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2" table:style-name="ce34">
            <text:p>2</text:p>
          </table:table-cell>
          <table:table-cell office:value-type="date" office:date-value="2021-02-25T00:00:00" table:style-name="ce36">
            <text:p>25.02.2021</text:p>
          </table:table-cell>
          <table:table-cell office:value-type="date" office:date-value="2021-04-30T00:00:00" table:style-name="ce36">
            <text:p>30.04.2021</text:p>
          </table:table-cell>
          <table:table-cell table:style-name="ce38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39">
            <text:p><text:s/>TL<text:s/></text:p>
          </table:table-cell>
          <table:table-cell office:value-type="string" office:string-value="nakden" table:formula="of:=[.G3]" table:style-name="ce34">
            <text:p>nakden</text:p>
          </table:table-cell>
          <table:table-cell office:value-type="string" table:style-name="ce31">
            <text:p>2. Taksit</text:p>
          </table:table-cell>
          <table:table-cell table:number-columns-repeated="16376"/>
        </table:table-row>
        <table:table-row table:number-rows-repeated="5" table:style-name="ro3">
          <table:covered-table-cell/>
          <table:table-cell table:style-name="ce34"/>
          <table:table-cell table:number-columns-repeated="2" table:style-name="ce36"/>
          <table:table-cell table:style-name="ce38"/>
          <table:table-cell table:style-name="ce39"/>
          <table:table-cell table:style-name="ce34"/>
          <table:table-cell table:style-name="ce31"/>
          <table:table-cell table:number-columns-repeated="16376"/>
        </table:table-row>
        <table:table-row table:style-name="ro3">
          <table:table-cell table:style-name="ce22"/>
          <table:table-cell table:style-name="ce34"/>
          <table:table-cell table:number-columns-repeated="2" table:style-name="ce36"/>
          <table:table-cell table:style-name="ce38"/>
          <table:table-cell table:style-name="ce39"/>
          <table:table-cell table:style-name="ce34"/>
          <table:table-cell table:style-name="ce31"/>
          <table:table-cell table:number-columns-repeated="16376"/>
        </table:table-row>
        <table:table-row table:style-name="ro3">
          <table:table-cell table:number-columns-spanned="1" table:number-rows-spanned="5" table:style-name="ce40"/>
          <table:table-cell table:style-name="ce34"/>
          <table:table-cell table:number-columns-repeated="2" table:style-name="ce36"/>
          <table:table-cell table:style-name="ce38"/>
          <table:table-cell table:style-name="ce39"/>
          <table:table-cell table:style-name="ce34"/>
          <table:table-cell table:style-name="ce31"/>
          <table:table-cell table:number-columns-repeated="16376"/>
        </table:table-row>
        <table:table-row table:number-rows-repeated="3" table:style-name="ro3">
          <table:covered-table-cell/>
          <table:table-cell table:style-name="ce34"/>
          <table:table-cell table:number-columns-repeated="2" table:style-name="ce36"/>
          <table:table-cell table:style-name="ce38"/>
          <table:table-cell table:style-name="ce39"/>
          <table:table-cell table:style-name="ce34"/>
          <table:table-cell table:style-name="ce31"/>
          <table:table-cell table:number-columns-repeated="16376"/>
        </table:table-row>
        <table:table-row table:style-name="ro3">
          <table:covered-table-cell/>
          <table:table-cell table:style-name="ce30"/>
          <table:table-cell table:style-name="ce36"/>
          <table:table-cell table:style-name="ce32"/>
          <table:table-cell table:style-name="ce22"/>
          <table:table-cell table:style-name="ce33"/>
          <table:table-cell table:number-columns-repeated="2" table:style-name="ce34"/>
          <table:table-cell table:number-columns-repeated="16376"/>
        </table:table-row>
        <table:table-row table:style-name="ro3">
          <table:table-cell table:number-columns-spanned="1" table:number-rows-spanned="4" table:style-name="ce40"/>
          <table:table-cell table:style-name="ce30"/>
          <table:table-cell table:style-name="ce36"/>
          <table:table-cell table:style-name="ce32"/>
          <table:table-cell table:style-name="ce22"/>
          <table:table-cell table:style-name="ce33"/>
          <table:table-cell table:number-columns-repeated="2" table:style-name="ce34"/>
          <table:table-cell table:number-columns-repeated="16376"/>
        </table:table-row>
        <table:table-row table:style-name="ro3">
          <table:covered-table-cell/>
          <table:table-cell table:style-name="ce30"/>
          <table:table-cell table:style-name="ce36"/>
          <table:table-cell table:style-name="ce32"/>
          <table:table-cell table:style-name="ce22"/>
          <table:table-cell table:number-columns-repeated="16379"/>
        </table:table-row>
        <table:table-row table:style-name="ro3">
          <table:covered-table-cell/>
          <table:table-cell table:style-name="ce30"/>
          <table:table-cell table:style-name="ce31"/>
          <table:table-cell table:style-name="ce32"/>
          <table:table-cell table:style-name="ce22"/>
          <table:table-cell table:number-columns-repeated="16379"/>
        </table:table-row>
        <table:table-row table:style-name="ro3">
          <table:covered-table-cell/>
          <table:table-cell table:style-name="ce30"/>
          <table:table-cell table:style-name="ce34"/>
          <table:table-cell table:style-name="ce32"/>
          <table:table-cell table:style-name="ce22"/>
          <table:table-cell table:number-columns-repeated="16379"/>
        </table:table-row>
        <table:table-row table:number-rows-repeated="3" table:style-name="ro3">
          <table:table-cell table:style-name="ce22"/>
          <table:table-cell table:style-name="ce30"/>
          <table:table-cell table:number-columns-repeated="2" table:style-name="ce32"/>
          <table:table-cell table:style-name="ce22"/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Senet_Önizleme" table:style-name="ta3"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21" table:default-cell-style-name="ce42"/>
        <table:table-column table:style-name="co23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10" table:number-columns-repeated="1008" table:default-cell-style-name="ce42"/>
        <table:table-column table:style-name="co5" table:default-cell-style-name="ce1"/>
        <table:table-column table:style-name="co6" table:number-columns-repeated="15362" table:default-cell-style-name="ce1"/>
        <table:table-row table:style-name="ro4">
          <table:table-cell table:number-columns-repeated="1021" table:style-name="ce42"/>
          <table:table-cell table:number-columns-repeated="15363"/>
        </table:table-row>
        <table:table-row table:style-name="ro4">
          <table:table-cell table:style-name="ce42"/>
          <table:table-cell table:style-name="ce43"/>
          <table:table-cell table:number-columns-repeated="10" table:style-name="ce44"/>
          <table:table-cell table:style-name="ce45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32"/>
          <table:table-cell table:style-name="ce46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95">
            <text:p>0 <text:s text:c="3"/>- Taksit No: - 1 -<text:s text:c="2"/></text:p>
          </table:table-cell>
          <table:table-cell table:number-columns-repeated="2" table:style-name="ce47"/>
          <table:table-cell table:style-name="ce48"/>
          <table:table-cell table:number-columns-repeated="5" table:style-name="ce49"/>
          <table:table-cell table:style-name="ce50"/>
          <table:table-cell table:style-name="ce51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string" table:style-name="ce54">
            <text:p>VADE</text:p>
          </table:table-cell>
          <table:table-cell table:style-name="ce55"/>
          <table:table-cell office:value-type="string" table:style-name="ce56">
            <text:p>TÜRK LIRASI</text:p>
          </table:table-cell>
          <table:table-cell table:style-name="ce56"/>
          <table:table-cell office:value-type="string" table:style-name="ce56">
            <text:p>No</text:p>
          </table:table-cell>
          <table:table-cell table:style-name="ce57"/>
          <table:table-cell office:value-type="string" table:style-name="ce58">
            <text:p>DÜZENLEME TARIHI</text:p>
          </table:table-cell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string" office:string-value=" " table:formula="of:=[Senet_Taksit_Giriş.D3]" table:number-columns-spanned="1" table:number-rows-spanned="2" table:style-name="ce96">
            <text:p><text:s/></text:p>
          </table:table-cell>
          <table:table-cell table:style-name="ce60"/>
          <table:table-cell office:value-type="string" office:string-value="# 10.200,00 TL #" table:formula="of:=&quot;# &quot;&amp;TEXT(([Senet_Taksit_Giriş.E3]);&quot;#.##0,00&quot;)&amp;&quot; TL #&quot;" table:number-columns-spanned="1" table:number-rows-spanned="2" table:style-name="ce97">
            <text:p># 10.200,00 TL #</text:p>
          </table:table-cell>
          <table:table-cell table:style-name="ce61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98">
            <text:p>- 1 -</text:p>
          </table:table-cell>
          <table:table-cell table:style-name="ce62"/>
          <table:table-cell office:value-type="string" office:string-value="15-04-2021" table:formula="of:=[Senet_Taksit_Giriş.C3]" table:number-columns-spanned="1" table:number-rows-spanned="2" table:style-name="ce99">
            <text:p>15-04-2021</text:p>
          </table:table-cell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table:style-name="ce63"/>
          <table:table-cell table:number-columns-repeated="5" table:style-name="ce64"/>
          <table:table-cell table:style-name="ce65"/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100">
            <text:p><text:s text:c="23"/>İş bu emre muharrer senedimin mükabilinde <text:s text:c="61"/>tarihinde; Sayın : <text:s text:c="122"/>veyahut emruhavalesine yukarıda yazılı Yalnız # Onbinikiyüz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covered-table-cell/>
          <table:covered-table-cell table:number-columns-repeated="6"/>
          <table:table-cell table:style-name="ce59"/>
          <table:table-cell table:number-columns-repeated="1008" table:style-name="ce42"/>
          <table:table-cell table:number-columns-repeated="15363"/>
        </table:table-row>
        <table:table-row table:number-rows-repeated="7" table:style-name="ro4">
          <table:table-cell table:style-name="ce42"/>
          <table:table-cell table:style-name="ce66"/>
          <table:covered-table-cell/>
          <table:table-cell table:number-columns-repeated="2" table:style-name="ce53"/>
          <table:covered-table-cell/>
          <table:covered-table-cell table:number-columns-repeated="6"/>
          <table:table-cell table:style-name="ce59"/>
          <table:table-cell table:number-columns-repeated="1008" table:style-name="ce42"/>
          <table:table-cell table:number-columns-repeated="15363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67"/>
          <table:table-cell office:value-type="string" table:style-name="ce68">
            <text:p>Borçlu İsim-Unvan</text:p>
          </table:table-cell>
          <table:table-cell office:value-type="string" table:style-name="ce69">
            <text:p>:</text:p>
          </table:table-cell>
          <table:table-cell office:value-type="float" office:value="0" table:formula="of:=[Senet_Borçlu_Alacaklı_Giriş.C5]" table:number-columns-spanned="5" table:number-rows-spanned="1" table:style-name="ce101">
            <text:p>0</text:p>
          </table:table-cell>
          <table:covered-table-cell table:number-columns-repeated="4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71">
            <text:p>Tc Kimlik No</text:p>
          </table:table-cell>
          <table:table-cell office:value-type="string" table:style-name="ce72">
            <text:p>:</text:p>
          </table:table-cell>
          <table:table-cell office:value-type="float" office:value="0" table:formula="of:=[Senet_Borçlu_Alacaklı_Giriş.$C$8]" table:style-name="ce73">
            <text:p>0</text:p>
          </table:table-cell>
          <table:table-cell table:number-columns-repeated="3" table:style-name="ce73"/>
          <table:table-cell table:style-name="ce74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table-cell office:value-type="string" table:style-name="ce76">
            <text:p>Adres</text:p>
          </table:table-cell>
          <table:table-cell table:number-columns-repeated="2" table:style-name="ce77"/>
          <table:table-cell table:style-name="ce1"/>
          <table:table-cell office:value-type="string" table:style-name="ce78">
            <text:p>İmza</text:p>
          </table:table-cell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table-cell office:value-type="float" office:value="0" table:formula="of:=[Senet_Borçlu_Alacaklı_Giriş.$C$6]" table:number-columns-spanned="4" table:number-rows-spanned="4" table:style-name="ce102">
            <text:p>0</text:p>
          </table:table-cell>
          <table:covered-table-cell table:number-columns-repeated="3"/>
          <table:table-cell table:style-name="ce77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number-rows-repeated="2" table:style-name="ro4">
          <table:table-cell/>
          <table:table-cell table:style-name="ce75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style-name="ce77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style-name="ce77"/>
          <table:table-cell table:style-name="ce80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81"/>
          <table:table-cell office:value-type="string" office:string-value="Vergi Dairesi  " table:formula="of:=&quot;Vergi Dairesi  &quot;" table:style-name="ce82">
            <text:p>Vergi Dairesi<text:s text:c="2"/>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7]" table:style-name="ce83">
            <text:p><text:s/></text:p>
          </table:table-cell>
          <table:table-cell table:style-name="ce83"/>
          <table:table-cell table:number-columns-repeated="2" table:style-name="ce64"/>
          <table:table-cell table:style-name="ce65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number-columns-repeated="2" table:style-name="ce53"/>
          <table:table-cell table:style-name="ce84"/>
          <table:table-cell table:number-columns-repeated="3" table:style-name="ce85"/>
          <table:table-cell table:number-columns-repeated="3" table:style-name="ce42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67"/>
          <table:table-cell office:value-type="string" table:style-name="ce86">
            <text:p>KEFİL İsim Unvan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9]" table:style-name="ce87">
            <text:p><text:s/></text:p>
          </table:table-cell>
          <table:table-cell table:style-name="ce87"/>
          <table:table-cell table:style-name="ce88"/>
          <table:table-cell table:style-name="ce49"/>
          <table:table-cell table:style-name="ce50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89">
            <text:p>TC Kimlik No</text:p>
          </table:table-cell>
          <table:table-cell office:value-type="string" table:style-name="ce90">
            <text:p>:</text:p>
          </table:table-cell>
          <table:table-cell office:value-type="string" office:string-value=" " table:formula="of:=[Senet_Borçlu_Alacaklı_Giriş.$C$12]" table:style-name="ce85">
            <text:p><text:s/></text:p>
          </table:table-cell>
          <table:table-cell table:style-name="ce90"/>
          <table:table-cell table:style-name="ce80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91">
            <text:p>Adres</text:p>
          </table:table-cell>
          <table:table-cell table:number-columns-repeated="2" table:style-name="ce77"/>
          <table:table-cell table:style-name="ce1"/>
          <table:table-cell office:value-type="string" table:style-name="ce78">
            <text:p>İmza</text:p>
          </table:table-cell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office:string-value=" " table:formula="of:=[Senet_Borçlu_Alacaklı_Giriş.$C$10]" table:number-columns-spanned="4" table:number-rows-spanned="4" table:style-name="ce103">
            <text:p><text:s/></text:p>
          </table:table-cell>
          <table:covered-table-cell table:number-columns-repeated="3"/>
          <table:table-cell table:number-columns-repeated="2" table:style-name="ce42"/>
          <table:table-cell table:style-name="ce79"/>
          <table:table-cell table:style-name="ce59"/>
          <table:table-cell table:number-columns-repeated="16371"/>
        </table:table-row>
        <table:table-row table:number-rows-repeated="3" table:style-name="ro4">
          <table:table-cell/>
          <table:table-cell table:style-name="ce66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number-columns-repeated="2"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66"/>
          <table:covered-table-cell/>
          <table:table-cell table:style-name="ce53"/>
          <table:table-cell table:style-name="ce81"/>
          <table:table-cell office:value-type="string" office:string-value="Vergi Dairesi  " table:formula="of:=&quot;Vergi Dairesi  &quot;" table:style-name="ce83">
            <text:p>Vergi Dairesi<text:s text:c="2"/></text:p>
          </table:table-cell>
          <table:table-cell table:style-name="ce83"/>
          <table:table-cell office:value-type="string" office:string-value=" " table:formula="of:=[Senet_Borçlu_Alacaklı_Giriş.$C$11]" table:style-name="ce83">
            <text:p><text:s/></text:p>
          </table:table-cell>
          <table:table-cell table:style-name="ce83"/>
          <table:table-cell table:number-columns-repeated="2" table:style-name="ce64"/>
          <table:table-cell table:style-name="ce65"/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92"/>
          <table:table-cell table:number-columns-repeated="10" table:style-name="ce93"/>
          <table:table-cell table:style-name="ce94"/>
          <table:table-cell table:number-columns-repeated="16371"/>
        </table:table-row>
        <table:table-row table:style-name="ro4">
          <table:table-cell table:number-columns-repeated="1021" table:style-name="ce42"/>
          <table:table-cell table:number-columns-repeated="15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21" table:style-name="ce42"/>
          <table:table-cell table:number-columns-repeated="15363"/>
        </table:table-row>
        <table:table-row table:style-name="ro4">
          <table:table-cell table:style-name="ce42"/>
          <table:table-cell table:style-name="ce43"/>
          <table:table-cell table:number-columns-repeated="10" table:style-name="ce44"/>
          <table:table-cell table:style-name="ce45"/>
          <table:table-cell table:number-columns-repeated="16371"/>
        </table:table-row>
        <table:table-row table:style-name="ro4">
          <table:table-cell table:style-name="ce32"/>
          <table:table-cell table:style-name="ce46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95">
            <text:p>0 <text:s text:c="3"/>- Taksit No: 2<text:s text:c="2"/></text:p>
          </table:table-cell>
          <table:table-cell table:number-columns-repeated="2" table:style-name="ce47"/>
          <table:table-cell table:style-name="ce48"/>
          <table:table-cell table:number-columns-repeated="5" table:style-name="ce49"/>
          <table:table-cell table:style-name="ce50"/>
          <table:table-cell table:style-name="ce51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string" table:style-name="ce54">
            <text:p>VADE</text:p>
          </table:table-cell>
          <table:table-cell table:style-name="ce55"/>
          <table:table-cell office:value-type="string" table:style-name="ce56">
            <text:p>TÜRK LIRASI</text:p>
          </table:table-cell>
          <table:table-cell table:style-name="ce56"/>
          <table:table-cell office:value-type="string" table:style-name="ce56">
            <text:p>No</text:p>
          </table:table-cell>
          <table:table-cell table:style-name="ce57"/>
          <table:table-cell office:value-type="string" table:style-name="ce58">
            <text:p>DÜZENLEME TARIHI</text:p>
          </table:table-cell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date" office:date-value="2021-04-30T00:00:00" table:formula="of:=[Senet_Taksit_Giriş.D4]" table:number-columns-spanned="1" table:number-rows-spanned="2" table:style-name="ce96">
            <text:p>30.04.2021</text:p>
          </table:table-cell>
          <table:table-cell table:style-name="ce60"/>
          <table:table-cell office:value-type="float" office:value="0" table:formula="of:=[Senet_Taksit_Giriş.E4]" table:number-columns-spanned="1" table:number-rows-spanned="2" table:style-name="ce97"/>
          <table:table-cell table:style-name="ce61"/>
          <table:table-cell office:value-type="float" office:value="2" table:formula="of:=[Senet_Taksit_Giriş.B4]" table:number-columns-spanned="1" table:number-rows-spanned="2" table:style-name="ce98">
            <text:p>2</text:p>
          </table:table-cell>
          <table:table-cell table:style-name="ce62"/>
          <table:table-cell office:value-type="date" office:date-value="2021-02-25T00:00:00" table:formula="of:=[Senet_Taksit_Giriş.C4]" table:number-columns-spanned="1" table:number-rows-spanned="2" table:style-name="ce99">
            <text:p>25.02.2021</text:p>
          </table:table-cell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table:style-name="ce63"/>
          <table:table-cell table:number-columns-repeated="5" table:style-name="ce64"/>
          <table:table-cell table:style-name="ce65"/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100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9"/>
          <table:table-cell table:number-columns-repeated="16371"/>
        </table:table-row>
        <table:table-row table:style-name="ro4">
          <table:table-cell table:style-name="ce42"/>
          <table:table-cell table:style-name="ce52"/>
          <table:covered-table-cell/>
          <table:table-cell table:number-columns-repeated="2" table:style-name="ce53"/>
          <table:covered-table-cell/>
          <table:covered-table-cell table:number-columns-repeated="6"/>
          <table:table-cell table:style-name="ce59"/>
          <table:table-cell table:number-columns-repeated="16371"/>
        </table:table-row>
        <table:table-row table:number-rows-repeated="3" table:style-name="ro4">
          <table:table-cell table:style-name="ce42"/>
          <table:table-cell table:style-name="ce66"/>
          <table:covered-table-cell/>
          <table:table-cell table:number-columns-repeated="2" table:style-name="ce53"/>
          <table:covered-table-cell/>
          <table:covered-table-cell table:number-columns-repeated="6"/>
          <table:table-cell table:style-name="ce59"/>
          <table:table-cell table:number-columns-repeated="16371"/>
        </table:table-row>
        <table:table-row table:number-rows-repeated="4" table:style-name="ro4">
          <table:table-cell/>
          <table:table-cell table:style-name="ce66"/>
          <table:covered-table-cell/>
          <table:table-cell table:number-columns-repeated="2" table:style-name="ce53"/>
          <table:covered-table-cell/>
          <table:covered-table-cell table:number-columns-repeated="6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67"/>
          <table:table-cell office:value-type="string" table:style-name="ce68">
            <text:p>Borçlu İsim-Unvan</text:p>
          </table:table-cell>
          <table:table-cell office:value-type="string" table:style-name="ce69">
            <text:p>:</text:p>
          </table:table-cell>
          <table:table-cell office:value-type="float" office:value="0" table:formula="of:=[Senet_Borçlu_Alacaklı_Giriş.C42]" table:number-columns-spanned="5" table:number-rows-spanned="1" table:style-name="ce101">
            <text:p>0</text:p>
          </table:table-cell>
          <table:covered-table-cell table:number-columns-repeated="4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71">
            <text:p>Tc Kimlik No</text:p>
          </table:table-cell>
          <table:table-cell office:value-type="string" table:style-name="ce72">
            <text:p>:</text:p>
          </table:table-cell>
          <table:table-cell office:value-type="float" office:value="0" table:formula="of:=[Senet_Borçlu_Alacaklı_Giriş.$C$8]" table:style-name="ce73">
            <text:p>0</text:p>
          </table:table-cell>
          <table:table-cell table:number-columns-repeated="3" table:style-name="ce73"/>
          <table:table-cell table:style-name="ce74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table-cell office:value-type="string" table:style-name="ce76">
            <text:p>Adres</text:p>
          </table:table-cell>
          <table:table-cell table:number-columns-repeated="2" table:style-name="ce77"/>
          <table:table-cell table:style-name="ce1"/>
          <table:table-cell office:value-type="string" table:style-name="ce78">
            <text:p>İmza</text:p>
          </table:table-cell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table-cell office:value-type="float" office:value="0" table:formula="of:=[Senet_Borçlu_Alacaklı_Giriş.$C$6]" table:number-columns-spanned="4" table:number-rows-spanned="4" table:style-name="ce102">
            <text:p>0</text:p>
          </table:table-cell>
          <table:covered-table-cell table:number-columns-repeated="3"/>
          <table:table-cell table:style-name="ce77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number-rows-repeated="2" table:style-name="ro4">
          <table:table-cell/>
          <table:table-cell table:style-name="ce75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style-name="ce77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style-name="ce77"/>
          <table:table-cell table:style-name="ce80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style-name="ce53"/>
          <table:table-cell table:style-name="ce81"/>
          <table:table-cell office:value-type="string" office:string-value="Vergi Dairesi  " table:formula="of:=&quot;Vergi Dairesi  &quot;" table:style-name="ce82">
            <text:p>Vergi Dairesi<text:s text:c="2"/>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7]" table:style-name="ce83">
            <text:p><text:s/></text:p>
          </table:table-cell>
          <table:table-cell table:style-name="ce83"/>
          <table:table-cell table:number-columns-repeated="2" table:style-name="ce64"/>
          <table:table-cell table:style-name="ce65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75"/>
          <table:covered-table-cell/>
          <table:table-cell table:number-columns-repeated="2" table:style-name="ce53"/>
          <table:table-cell table:style-name="ce84"/>
          <table:table-cell table:number-columns-repeated="3" table:style-name="ce85"/>
          <table:table-cell table:number-columns-repeated="3" table:style-name="ce42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67"/>
          <table:table-cell office:value-type="string" table:style-name="ce86">
            <text:p>KEFİL İsim Unvan</text:p>
          </table:table-cell>
          <table:table-cell office:value-type="string" table:style-name="ce87">
            <text:p>:</text:p>
          </table:table-cell>
          <table:table-cell office:value-type="string" office:string-value=" " table:formula="of:=[Senet_Borçlu_Alacaklı_Giriş.$C$9]" table:style-name="ce87">
            <text:p><text:s/></text:p>
          </table:table-cell>
          <table:table-cell table:style-name="ce87"/>
          <table:table-cell table:style-name="ce88"/>
          <table:table-cell table:style-name="ce49"/>
          <table:table-cell table:style-name="ce50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89">
            <text:p>TC Kimlik No</text:p>
          </table:table-cell>
          <table:table-cell office:value-type="string" table:style-name="ce90">
            <text:p>:</text:p>
          </table:table-cell>
          <table:table-cell office:value-type="string" office:string-value=" " table:formula="of:=[Senet_Borçlu_Alacaklı_Giriş.$C$12]" table:style-name="ce85">
            <text:p><text:s/></text:p>
          </table:table-cell>
          <table:table-cell table:style-name="ce90"/>
          <table:table-cell table:style-name="ce80"/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table:style-name="ce91">
            <text:p>Adres</text:p>
          </table:table-cell>
          <table:table-cell table:number-columns-repeated="2" table:style-name="ce77"/>
          <table:table-cell table:style-name="ce1"/>
          <table:table-cell office:value-type="string" table:style-name="ce78">
            <text:p>İmza</text:p>
          </table:table-cell>
          <table:table-cell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70"/>
          <table:table-cell office:value-type="string" office:string-value=" " table:formula="of:=[Senet_Borçlu_Alacaklı_Giriş.$C$10]" table:number-columns-spanned="4" table:number-rows-spanned="4" table:style-name="ce103">
            <text:p><text:s/></text:p>
          </table:table-cell>
          <table:covered-table-cell table:number-columns-repeated="3"/>
          <table:table-cell table:number-columns-repeated="2" table:style-name="ce42"/>
          <table:table-cell table:style-name="ce79"/>
          <table:table-cell table:style-name="ce59"/>
          <table:table-cell table:number-columns-repeated="16371"/>
        </table:table-row>
        <table:table-row table:number-rows-repeated="3" table:style-name="ro4">
          <table:table-cell/>
          <table:table-cell table:style-name="ce66"/>
          <table:covered-table-cell/>
          <table:table-cell table:style-name="ce53"/>
          <table:table-cell table:style-name="ce70"/>
          <table:covered-table-cell/>
          <table:covered-table-cell table:number-columns-repeated="3"/>
          <table:table-cell table:number-columns-repeated="2" table:style-name="ce42"/>
          <table:table-cell table:style-name="ce79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66"/>
          <table:covered-table-cell/>
          <table:table-cell table:style-name="ce53"/>
          <table:table-cell table:style-name="ce81"/>
          <table:table-cell office:value-type="string" office:string-value="Vergi Dairesi  " table:formula="of:=&quot;Vergi Dairesi  &quot;" table:style-name="ce83">
            <text:p>Vergi Dairesi<text:s text:c="2"/></text:p>
          </table:table-cell>
          <table:table-cell table:style-name="ce83"/>
          <table:table-cell office:value-type="string" office:string-value=" " table:formula="of:=[Senet_Borçlu_Alacaklı_Giriş.$C$11]" table:style-name="ce83">
            <text:p><text:s/></text:p>
          </table:table-cell>
          <table:table-cell table:style-name="ce83"/>
          <table:table-cell table:number-columns-repeated="2" table:style-name="ce64"/>
          <table:table-cell table:style-name="ce65"/>
          <table:table-cell table:style-name="ce59"/>
          <table:table-cell table:number-columns-repeated="16371"/>
        </table:table-row>
        <table:table-row table:style-name="ro4">
          <table:table-cell/>
          <table:table-cell table:style-name="ce92"/>
          <table:table-cell table:number-columns-repeated="10" table:style-name="ce93"/>
          <table:table-cell table:style-name="ce94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number number:decimal-places="0" number:min-decimal-places="0" number:min-integer-digits="0"/>
    </number:number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1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1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6-14T06:45:32Z</dc:date>
    <meta:print-date>2021-04-20T14:11:15Z</meta:print-date>
    <meta:editing-cycles>35</meta:editing-cycles>
    <meta:editing-duration>PT32922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